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results">
        <table:table-row>
          <table:table-cell>
            <text:p>Agreement Manuel vs. Angelo</text:p>
          </table:table-cell>
          <table:table-cell>
            <text:p>Agreement Manuel vs. Marinella</text:p>
          </table:table-cell>
          <table:table-cell>
            <text:p>Agreement Marinella vs. Angelo</text:p>
          </table:table-cell>
          <table:table-cell>
            <text:p>Agreement Manuel vs. ChatGPT</text:p>
          </table:table-cell>
          <table:table-cell>
            <text:p>Agreement Marinella vs. chatGPT</text:p>
          </table:table-cell>
          <table:table-cell>
            <text:p>Agreement Angelo vs. chatGPT</text:p>
          </table:table-cell>
          <table:table-cell>
            <text:p>Interpretazione K</text:p>
          </table:table-cell>
        </table:table-row>
        <table:table-row>
          <table:table-cell>
            <text:p>0.6903472443453329</text:p>
          </table:table-cell>
          <table:table-cell>
            <text:p>0.7307060755336618</text:p>
          </table:table-cell>
          <table:table-cell>
            <text:p>0.8258518117901568</text:p>
          </table:table-cell>
          <table:table-cell>
            <text:p>0.37748756218905466</text:p>
          </table:table-cell>
          <table:table-cell>
            <text:p>0.31328751431844204</text:p>
          </table:table-cell>
          <table:table-cell>
            <text:p>0.3725341065741312</text:p>
          </table:table-cell>
          <table:table-cell table:style-name="CellStyle_Minimal">
            <text:p>Minimal</text:p>
          </table:table-cell>
        </table:table-row>
        <table:table-row>
          <table:table-cell>
            <text:p>0.452054794520548</text:p>
          </table:table-cell>
          <table:table-cell>
            <text:p>0.3555992141453831</text:p>
          </table:table-cell>
          <table:table-cell>
            <text:p>0.42827868852459017</text:p>
          </table:table-cell>
          <table:table-cell>
            <text:p>0.06742281033396336</text:p>
          </table:table-cell>
          <table:table-cell>
            <text:p>0.11999281480150892</text:p>
          </table:table-cell>
          <table:table-cell>
            <text:p>0.06400223588596965</text:p>
          </table:table-cell>
          <table:table-cell table:style-name="CellStyle_None">
            <text:p>None</text:p>
          </table:table-cell>
        </table:table-row>
        <table:table-row>
          <table:table-cell>
            <text:p>0.7352941176470589</text:p>
          </table:table-cell>
          <table:table-cell>
            <text:p>0.7789223454833598</text:p>
          </table:table-cell>
          <table:table-cell>
            <text:p>0.7615384615384615</text:p>
          </table:table-cell>
          <table:table-cell>
            <text:p>0.23529411764705888</text:p>
          </table:table-cell>
          <table:table-cell>
            <text:p>0.30192307692307685</text:p>
          </table:table-cell>
          <table:table-cell>
            <text:p>0.22232916265640035</text:p>
          </table:table-cell>
          <table:table-cell table:style-name="MCellStyle_Minimal">
            <text:p>Minimal</text:p>
          </table:table-cell>
        </table:table-row>
        <table:table-row>
          <table:table-cell>
            <text:p>0.2663043478260869</text:p>
          </table:table-cell>
          <table:table-cell>
            <text:p>0.8530805687203792</text:p>
          </table:table-cell>
          <table:table-cell>
            <text:p>0.6555555555555556</text:p>
          </table:table-cell>
          <table:table-cell>
            <text:p>0.5194650817236256</text:p>
          </table:table-cell>
          <table:table-cell>
            <text:p>0.6037463976945245</text:p>
          </table:table-cell>
          <table:table-cell>
            <text:p>0.6511226252158895</text:p>
          </table:table-cell>
          <table:table-cell table:style-name="CellStyle_Moderate">
            <text:p>Moderate</text:p>
          </table:table-cell>
        </table:table-row>
        <table:table-row>
          <table:table-cell>
            <text:p>0.8703703703703703</text:p>
          </table:table-cell>
          <table:table-cell>
            <text:p>0.9165320409262251</text:p>
          </table:table-cell>
          <table:table-cell>
            <text:p>0.8899929027679205</text:p>
          </table:table-cell>
          <table:table-cell>
            <text:p>0.40336134453781514</text:p>
          </table:table-cell>
          <table:table-cell>
            <text:p>0.4375393329137822</text:p>
          </table:table-cell>
          <table:table-cell>
            <text:p>0.41728932185756173</text:p>
          </table:table-cell>
          <table:table-cell table:style-name="CellStyle_Weak">
            <text:p>Weak</text:p>
          </table:table-cell>
        </table:table-row>
        <table:table-row>
          <table:table-cell>
            <text:p>0.8591304347826088</text:p>
          </table:table-cell>
          <table:table-cell>
            <text:p>0.8734693877551021</text:p>
          </table:table-cell>
          <table:table-cell>
            <text:p>0.9208510638297872</text:p>
          </table:table-cell>
          <table:table-cell>
            <text:p>0.7265792819253869</text:p>
          </table:table-cell>
          <table:table-cell>
            <text:p>0.8434535104364327</text:p>
          </table:table-cell>
          <table:table-cell>
            <text:p>0.7652527600232423</text:p>
          </table:table-cell>
          <table:table-cell table:style-name="CellStyle_Strong">
            <text:p>Strong</text:p>
          </table:table-cell>
        </table:table-row>
        <table:table-row>
          <table:table-cell>
            <text:p>0.49295774647887325</text:p>
          </table:table-cell>
          <table:table-cell>
            <text:p>0.6630434782608696</text:p>
          </table:table-cell>
          <table:table-cell>
            <text:p>0.6618181818181819</text:p>
          </table:table-cell>
          <table:table-cell>
            <text:p>0.10126582278481011</text:p>
          </table:table-cell>
          <table:table-cell>
            <text:p>0.0704973442781266</text:p>
          </table:table-cell>
          <table:table-cell>
            <text:p>0.05189754592999862</text:p>
          </table:table-cell>
          <table:table-cell table:style-name="MCellStyle_None">
            <text:p>None</text:p>
          </table:table-cell>
        </table:table-row>
        <table:table-row>
          <table:table-cell>
            <text:p>nan</text:p>
          </table:table-cell>
          <table:table-cell>
            <text:p>0.0</text:p>
          </table:table-cell>
          <table:table-cell>
            <text:p>nan</text:p>
          </table:table-cell>
          <table:table-cell>
            <text:p>nan</text:p>
          </table:table-cell>
          <table:table-cell>
            <text:p>-0.004566210045662045</text:p>
          </table:table-cell>
          <table:table-cell>
            <text:p>0.0</text:p>
          </table:table-cell>
          <table:table-cell table:style-name="MCellStyle_None">
            <text:p>None</text:p>
          </table:table-cell>
        </table:table-row>
        <table:table-row>
          <table:table-cell>
            <text:p>0.0</text:p>
          </table:table-cell>
          <table:table-cell>
            <text:p>nan</text:p>
          </table:table-cell>
          <table:table-cell>
            <text:p>0.0</text:p>
          </table:table-cell>
          <table:table-cell>
            <text:p>0.0</text:p>
          </table:table-cell>
          <table:table-cell>
            <text:p>0.6620583717357911</text:p>
          </table:table-cell>
          <table:table-cell>
            <text:p>-0.004975124378109541</text:p>
          </table:table-cell>
          <table:table-cell table:style-name="MCellStyle_Moderate">
            <text:p>Moderate</text:p>
          </table:table-cell>
        </table:table-row>
        <table:table-row>
          <table:table-cell>
            <text:p>0.39097744360902253</text:p>
          </table:table-cell>
          <table:table-cell>
            <text:p>0.8847583643122676</text:p>
          </table:table-cell>
          <table:table-cell>
            <text:p>0.7280701754385965</text:p>
          </table:table-cell>
          <table:table-cell>
            <text:p>0.2767689417658109</text:p>
          </table:table-cell>
          <table:table-cell>
            <text:p>0.5387840670859538</text:p>
          </table:table-cell>
          <table:table-cell>
            <text:p>0.5083829096809087</text:p>
          </table:table-cell>
          <table:table-cell table:style-name="MCellStyle_Weak">
            <text:p>Weak</text:p>
          </table:table-cell>
        </table:table-row>
        <table:table-row>
          <table:table-cell>
            <text:p>0.6257425742574257</text:p>
          </table:table-cell>
          <table:table-cell>
            <text:p>0.5579322638146168</text:p>
          </table:table-cell>
          <table:table-cell>
            <text:p>0.5432565168114847</text:p>
          </table:table-cell>
          <table:table-cell>
            <text:p>0.22573474932081994</text:p>
          </table:table-cell>
          <table:table-cell>
            <text:p>0.1525925925925925</text:p>
          </table:table-cell>
          <table:table-cell>
            <text:p>0.2020633887907799</text:p>
          </table:table-cell>
          <table:table-cell table:style-name="MCellStyle_Minimal">
            <text:p>Minimal</text:p>
          </table:table-cell>
        </table:table-row>
        <table:table-row>
          <table:table-cell>
            <text:p>0.7199170124481328</text:p>
          </table:table-cell>
          <table:table-cell>
            <text:p>0.5765241588666836</text:p>
          </table:table-cell>
          <table:table-cell>
            <text:p>0.7249605678233438</text:p>
          </table:table-cell>
          <table:table-cell>
            <text:p>0.3839178557140952</text:p>
          </table:table-cell>
          <table:table-cell>
            <text:p>0.29102844638949676</text:p>
          </table:table-cell>
          <table:table-cell>
            <text:p>0.276660453252232</text:p>
          </table:table-cell>
          <table:table-cell table:style-name="MCellStyle_Minimal">
            <text:p>Minimal</text:p>
          </table:table-cell>
        </table:table-row>
        <table:table-row>
          <table:table-cell>
            <text:p>0.3843058350100603</text:p>
          </table:table-cell>
          <table:table-cell>
            <text:p>0.4923706736136956</text:p>
          </table:table-cell>
          <table:table-cell>
            <text:p>0.2962162162162162</text:p>
          </table:table-cell>
          <table:table-cell>
            <text:p>0.2232213700079344</text:p>
          </table:table-cell>
          <table:table-cell>
            <text:p>0.01182376643107208</text:p>
          </table:table-cell>
          <table:table-cell>
            <text:p>0.10122358175750834</text:p>
          </table:table-cell>
          <table:table-cell table:style-name="MCellStyle_Minimal">
            <text:p>Minimal</text:p>
          </table:table-cell>
        </table:table-row>
        <table:table-row>
          <table:table-cell>
            <text:p>0.7037617554858935</text:p>
          </table:table-cell>
          <table:table-cell>
            <text:p>0.6009732360097324</text:p>
          </table:table-cell>
          <table:table-cell>
            <text:p>0.7525279403938265</text:p>
          </table:table-cell>
          <table:table-cell>
            <text:p>0.4128632998121339</text:p>
          </table:table-cell>
          <table:table-cell>
            <text:p>0.8655286749355274</text:p>
          </table:table-cell>
          <table:table-cell>
            <text:p>0.6295520041917737</text:p>
          </table:table-cell>
          <table:table-cell table:style-name="MCellStyle_Strong">
            <text:p>Strong</text:p>
          </table:table-cell>
        </table:table-row>
        <table:table-row>
          <table:table-cell>
            <text:p>0.6415929203539823</text:p>
          </table:table-cell>
          <table:table-cell>
            <text:p>0.5999277195518613</text:p>
          </table:table-cell>
          <table:table-cell>
            <text:p>0.7694595934556272</text:p>
          </table:table-cell>
          <table:table-cell>
            <text:p>0.3972602739726028</text:p>
          </table:table-cell>
          <table:table-cell>
            <text:p>0.24135763670647403</text:p>
          </table:table-cell>
          <table:table-cell>
            <text:p>0.4501473096604125</text:p>
          </table:table-cell>
          <table:table-cell table:style-name="MCellStyle_Weak">
            <text:p>Weak</text:p>
          </table:table-cell>
        </table:table-row>
        <table:table-row>
          <table:table-cell>
            <text:p>0.6685440720923683</text:p>
          </table:table-cell>
          <table:table-cell>
            <text:p>0.6914715719063544</text:p>
          </table:table-cell>
          <table:table-cell>
            <text:p>0.7080028839221342</text:p>
          </table:table-cell>
          <table:table-cell>
            <text:p>0.28328821068176224</text:p>
          </table:table-cell>
          <table:table-cell>
            <text:p>0.3413111342351717</text:p>
          </table:table-cell>
          <table:table-cell>
            <text:p>0.34577338129496393</text:p>
          </table:table-cell>
          <table:table-cell table:style-name="MCellStyle_Minimal">
            <text:p>Minimal</text:p>
          </table:table-cell>
        </table:table-row>
        <table:table-row>
          <table:table-cell>
            <text:p>nan</text:p>
          </table:table-cell>
          <table:table-cell>
            <text:p>0.0</text:p>
          </table:table-cell>
          <table:table-cell>
            <text:p>nan</text:p>
          </table:table-cell>
          <table:table-cell>
            <text:p>nan</text:p>
          </table:table-cell>
          <table:table-cell>
            <text:p>0.0</text:p>
          </table:table-cell>
          <table:table-cell>
            <text:p>nan</text:p>
          </table:table-cell>
          <table:table-cell table:style-name="MCellStyle_None">
            <text:p>None</text:p>
          </table:table-cell>
        </table:table-row>
        <table:table-row>
          <table:table-cell>
            <text:p>1.0</text:p>
          </table:table-cell>
          <table:table-cell>
            <text:p>0.7960199004975124</text:p>
          </table:table-cell>
          <table:table-cell>
            <text:p>0.8516746411483254</text:p>
          </table:table-cell>
          <table:table-cell>
            <text:p>-0.024390243902439046</text:p>
          </table:table-cell>
          <table:table-cell>
            <text:p>0.08110440034512512</text:p>
          </table:table-cell>
          <table:table-cell>
            <text:p>-0.033733133433283324</text:p>
          </table:table-cell>
          <table:table-cell table:style-name="MCellStyle_None">
            <text:p>None</text:p>
          </table:table-cell>
        </table:table-row>
        <table:table-row>
          <table:table-cell>
            <text:p>nan</text:p>
          </table:table-cell>
          <table:table-cell>
            <text:p>1.0</text:p>
          </table:table-cell>
          <table:table-cell>
            <text:p>nan</text:p>
          </table:table-cell>
          <table:table-cell>
            <text:p>-0.0059880239520957446</text:p>
          </table:table-cell>
          <table:table-cell>
            <text:p>-0.006299212598425141</text:p>
          </table:table-cell>
          <table:table-cell>
            <text:p>0.0</text:p>
          </table:table-cell>
          <table:table-cell table:style-name="MCellStyle_None">
            <text:p>None</text:p>
          </table:table-cell>
        </table:table-row>
        <table:table-row>
          <table:table-cell>
            <text:p>0.0</text:p>
          </table:table-cell>
          <table:table-cell>
            <text:p>0.7415966386554622</text:p>
          </table:table-cell>
          <table:table-cell>
            <text:p>0.0</text:p>
          </table:table-cell>
          <table:table-cell>
            <text:p>0.31707317073170727</text:p>
          </table:table-cell>
          <table:table-cell>
            <text:p>0.31400966183574885</text:p>
          </table:table-cell>
          <table:table-cell>
            <text:p>0.32764505119453935</text:p>
          </table:table-cell>
          <table:table-cell table:style-name="MCellStyle_Minimal">
            <text:p>Minimal</text:p>
          </table:table-cell>
        </table:table-row>
        <table:table-row>
          <table:table-cell>
            <text:p>0.43356643356643354</text:p>
          </table:table-cell>
          <table:table-cell>
            <text:p>0.36269430051813467</text:p>
          </table:table-cell>
          <table:table-cell>
            <text:p>-0.018248175182481674</text:p>
          </table:table-cell>
          <table:table-cell>
            <text:p>0.11335012594458438</text:p>
          </table:table-cell>
          <table:table-cell>
            <text:p>0.1227347611202636</text:p>
          </table:table-cell>
          <table:table-cell>
            <text:p>0.14048865619546247</text:p>
          </table:table-cell>
          <table:table-cell table:style-name="MCellStyle_None">
            <text:p>Non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CellStyle_Minimal" style:family="table-cell" style:display-name="CellStyle_Minimal">
      <style:table-cell-properties fo:background-color="#FFA500"/>
    </style:style>
    <style:style style:name="CellStyle_None" style:family="table-cell" style:display-name="CellStyle_None">
      <style:table-cell-properties fo:background-color="#FF0000"/>
    </style:style>
    <style:style style:name="MCellStyle_Minimal" style:family="table-cell" style:display-name="CellStyle_Minimal">
      <style:table-cell-properties fo:background-color="#FFA500"/>
    </style:style>
    <style:style style:name="CellStyle_Moderate" style:family="table-cell" style:display-name="CellStyle_Moderate">
      <style:table-cell-properties fo:background-color="#ADFF2F"/>
    </style:style>
    <style:style style:name="CellStyle_Weak" style:family="table-cell" style:display-name="CellStyle_Weak">
      <style:table-cell-properties fo:background-color="#FFFF00"/>
    </style:style>
    <style:style style:name="CellStyle_Strong" style:family="table-cell" style:display-name="CellStyle_Strong">
      <style:table-cell-properties fo:background-color="#008000"/>
    </style:style>
    <style:style style:name="MCellStyle_None" style:family="table-cell" style:display-name="CellStyle_None">
      <style:table-cell-properties fo:background-color="#FF0000"/>
    </style:style>
    <style:style style:name="MCellStyle_None" style:family="table-cell" style:display-name="CellStyle_None">
      <style:table-cell-properties fo:background-color="#FF0000"/>
    </style:style>
    <style:style style:name="MCellStyle_Moderate" style:family="table-cell" style:display-name="CellStyle_Moderate">
      <style:table-cell-properties fo:background-color="#ADFF2F"/>
    </style:style>
    <style:style style:name="MCellStyle_Weak" style:family="table-cell" style:display-name="CellStyle_Weak">
      <style:table-cell-properties fo:background-color="#FFFF00"/>
    </style:style>
    <style:style style:name="MCellStyle_Minimal" style:family="table-cell" style:display-name="CellStyle_Minimal">
      <style:table-cell-properties fo:background-color="#FFA500"/>
    </style:style>
    <style:style style:name="MCellStyle_Minimal" style:family="table-cell" style:display-name="CellStyle_Minimal">
      <style:table-cell-properties fo:background-color="#FFA500"/>
    </style:style>
    <style:style style:name="MCellStyle_Minimal" style:family="table-cell" style:display-name="CellStyle_Minimal">
      <style:table-cell-properties fo:background-color="#FFA500"/>
    </style:style>
    <style:style style:name="MCellStyle_Strong" style:family="table-cell" style:display-name="CellStyle_Strong">
      <style:table-cell-properties fo:background-color="#008000"/>
    </style:style>
    <style:style style:name="MCellStyle_Weak" style:family="table-cell" style:display-name="CellStyle_Weak">
      <style:table-cell-properties fo:background-color="#FFFF00"/>
    </style:style>
    <style:style style:name="MCellStyle_Minimal" style:family="table-cell" style:display-name="CellStyle_Minimal">
      <style:table-cell-properties fo:background-color="#FFA500"/>
    </style:style>
    <style:style style:name="MCellStyle_None" style:family="table-cell" style:display-name="CellStyle_None">
      <style:table-cell-properties fo:background-color="#FF0000"/>
    </style:style>
    <style:style style:name="MCellStyle_None" style:family="table-cell" style:display-name="CellStyle_None">
      <style:table-cell-properties fo:background-color="#FF0000"/>
    </style:style>
    <style:style style:name="MCellStyle_None" style:family="table-cell" style:display-name="CellStyle_None">
      <style:table-cell-properties fo:background-color="#FF0000"/>
    </style:style>
    <style:style style:name="MCellStyle_Minimal" style:family="table-cell" style:display-name="CellStyle_Minimal">
      <style:table-cell-properties fo:background-color="#FFA500"/>
    </style:style>
    <style:style style:name="MCellStyle_None" style:family="table-cell" style:display-name="CellStyle_None">
      <style:table-cell-properties fo:background-color="#FF0000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